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5.002cm" style:type="right" style:leader-style="dotted" style:leader-text="."/>
        </style:tab-stops>
      </style:paragraph-properties>
      <style:text-properties officeooo:paragraph-rsid="0014e71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4e71f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15d815"/>
    </style:style>
    <style:style style:name="P6" style:family="paragraph" style:parent-style-name="Standard">
      <style:paragraph-properties fo:margin-top="0cm" fo:margin-bottom="0.353cm" loext:contextual-spacing="false" fo:line-height="150%">
        <style:tab-stops>
          <style:tab-stop style:position="13.002cm" style:leader-style="dotted" style:leader-text="."/>
        </style:tab-stops>
      </style:paragraph-properties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3" style:family="text">
      <style:text-properties style:font-name="Times New Roman" fo:font-size="12pt" fo:language="id" fo:country="ID" officeooo:rsid="0014e71f" style:font-size-asian="12pt" style:font-name-complex="Times New Roman1" style:font-size-complex="12pt"/>
    </style:style>
    <style:style style:name="T4" style:family="text">
      <style:text-properties style:font-name="Times New Roman" fo:font-size="12pt" fo:language="id" fo:country="ID" officeooo:rsid="0015d815" style:font-size-asian="12pt" style:font-name-complex="Times New Roman1" style:font-size-complex="12pt"/>
    </style:style>
    <style:style style:name="T5" style:family="text">
      <style:text-properties style:font-name="Times New Roman" fo:font-size="12pt" fo:language="id" fo:country="ID" officeooo:rsid="00eaf324" style:font-size-asian="12pt" style:font-name-complex="Times New Roman1" style:font-size-complex="12pt"/>
    </style:style>
    <style:style style:name="T6" style:family="text">
      <style:text-properties style:font-name="Times New Roman" fo:font-size="12pt" fo:language="id" fo:country="ID" officeooo:rsid="00c737fe" style:font-size-asian="12pt" style:font-name-complex="Times New Roman1" style:font-size-complex="12pt"/>
    </style:style>
    <style:style style:name="T7" style:family="text">
      <style:text-properties style:font-name="Times New Roman" fo:font-size="12pt" fo:language="id" fo:country="ID" officeooo:rsid="00962754" style:font-size-asian="12pt" style:font-name-complex="Times New Roman1" style:font-size-complex="12pt"/>
    </style:style>
    <style:style style:name="T8" style:family="text">
      <style:text-properties style:font-name="Times New Roman"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id" fo:country="ID" fo:font-weight="normal" officeooo:rsid="00b23f8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id" fo:country="ID" fo:font-weight="normal" officeooo:rsid="00e9e0f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15d815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Times New Roman" fo:font-size="12pt" fo:font-weight="normal" officeooo:rsid="00b3a188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Times New Roman" fo:font-size="12pt" fo:font-weight="normal" officeooo:rsid="00e9e0f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Times New Roman" fo:font-size="12pt" fo:font-weight="normal" officeooo:rsid="00d3d765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Times New Roman" fo:font-size="12pt" fo:font-weight="normal" officeooo:rsid="00eaf324" style:font-size-asian="12pt" style:font-weight-asian="normal" style:font-name-complex="Times New Roman1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<text:span text:style-name="T1">DAFTAR TABEL</text:span></text:p>
      <text:p text:style-name="P1"><text:span text:style-name="T2">Tabel<text:tab/><text:tab/><text:tab/><text:tab/><text:tab/><text:tab/><text:tab/> <text:s text:c="27"/></text:span><text:span text:style-name="T11">Halaman</text:span></text:p>
      <text:p text:style-name="P2"><text:span text:style-name="T11">Tabel 3.1. <text:s/></text:span><text:span text:style-name="T9">Spesifikasi </text:span><text:span text:style-name="T10">H</text:span><text:span text:style-name="T9">ardware </text:span><text:span text:style-name="T10">K</text:span><text:span text:style-name="T9">omputer untuk </text:span><text:span text:style-name="T10">R</text:span><text:span text:style-name="T9">emaster</text:span><text:span text:style-name="T11"><text:tab/></text:span><text:span text:style-name="T2">2</text:span><text:span text:style-name="T3">8</text:span></text:p>
      <text:p text:style-name="P4"><text:span text:style-name="T11">Tabel 3.2. <text:s/></text:span><text:span text:style-name="T14">Spesifikasi </text:span><text:span text:style-name="T15">H</text:span><text:span text:style-name="T14">ardware </text:span><text:span text:style-name="T15">K</text:span><text:span text:style-name="T14">omputer untuk </text:span><text:span text:style-name="T15">Minimal</text:span><text:span text:style-name="T14"> </text:span><text:span text:style-name="T15">Ubos</text:span><text:span text:style-name="T8"> </text:span><text:span text:style-name="T11"><text:tab/></text:span><text:span text:style-name="T2">2</text:span><text:span text:style-name="T3">8</text:span></text:p>
      <text:p text:style-name="P3"><text:span text:style-name="T11">Tabel 3.3. <text:s/>Jenis Kebutuhan Perangkat Lunak (Software)</text:span><text:span text:style-name="T2"> </text:span><text:span text:style-name="T11"><text:tab/></text:span><text:span text:style-name="T2">2</text:span><text:span text:style-name="T3">9</text:span></text:p>
      <text:p text:style-name="P3"><text:span text:style-name="T11">Tabel 3.4. <text:s/>Analisa Keluaran Perangkat Lunak </text:span><text:span text:style-name="T2"><text:s/></text:span><text:span text:style-name="T11"><text:tab/></text:span><text:span text:style-name="T2">2</text:span><text:span text:style-name="T3">9</text:span></text:p>
      <text:p text:style-name="P4"><text:span text:style-name="T11">Tabel</text:span><text:span text:style-name="T2"> </text:span><text:span text:style-name="T3">3.5 </text:span><text:span text:style-name="T10">Perbandingan Spesifikasi Hardware Minimal Windows dan Ubos...</text:span><text:span text:style-name="T3">30 </text:span></text:p>
      <text:p text:style-name="P5"><text:span text:style-name="T11">Tabel </text:span><text:span text:style-name="T4">3.6 </text:span><text:span text:style-name="T5">Perangkat Lunak yang Terpasang pada Ubos.....................................</text:span><text:span text:style-name="T4">30</text:span></text:p>
      <text:p text:style-name="P5"><text:span text:style-name="T4">Tabel 3.7 </text:span><text:span text:style-name="T6">Tabel </text:span><text:span text:style-name="T5">H</text:span><text:span text:style-name="T6">arga </text:span><text:span text:style-name="T5">P</text:span><text:span text:style-name="T6">erangkat </text:span><text:span text:style-name="T5">Lu</text:span><text:span text:style-name="T6">nak</text:span><text:span text:style-name="T4">.........................</text:span><text:span text:style-name="T5">....................................</text:span><text:span text:style-name="T4">31</text:span></text:p>
      <text:p text:style-name="P5"><text:span text:style-name="T11">Tabel 3.</text:span><text:span text:style-name="T12">8 </text:span><text:span text:style-name="T16">Tabel </text:span><text:span text:style-name="T17">P</text:span><text:span text:style-name="T16">erbandi</text:span><text:span text:style-name="T17">nga</text:span><text:span text:style-name="T16">n </text:span><text:span text:style-name="T17">U</text:span><text:span text:style-name="T16">bos dan </text:span><text:span text:style-name="T17">W</text:span><text:span text:style-name="T16">indows </text:span><text:span text:style-name="T2"><text:s/>..........................................</text:span><text:span text:style-name="T4">31</text:span></text:p>
      <text:p text:style-name="P5"><text:span text:style-name="T11">Tabel</text:span><text:span text:style-name="T2"> </text:span><text:span text:style-name="T3">3.</text:span><text:span text:style-name="T4">9 Urutan Prosedur </text:span><text:span text:style-name="T7">Proses Remaster.......................................................</text:span><text:span text:style-name="T4">33</text:span></text:p>
      <text:p text:style-name="P5"><text:span text:style-name="T11">Tabel </text:span><text:span text:style-name="T4">3.6 </text:span><text:span text:style-name="T5">Perangkat Lunak yang Terpasang pada Ubos.....................................</text:span><text:span text:style-name="T4">30</text:span></text:p>
      <text:p text:style-name="P5"><text:span text:style-name="T4">Tabel 3.7 </text:span><text:span text:style-name="T6">Tabel </text:span><text:span text:style-name="T5">H</text:span><text:span text:style-name="T6">arga </text:span><text:span text:style-name="T5">P</text:span><text:span text:style-name="T6">erangkat </text:span><text:span text:style-name="T5">Lu</text:span><text:span text:style-name="T6">nak</text:span><text:span text:style-name="T4">.........................</text:span><text:span text:style-name="T5">.....................................</text:span><text:span text:style-name="T4">31</text:span></text:p>
      <text:p text:style-name="P5"><text:span text:style-name="T4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dc:date>2018-09-02T23:12:49.597046036</dc:date>
    <meta:editing-cycles>4</meta:editing-cycles>
    <meta:editing-duration>PT1H20M9S</meta:editing-duration>
    <meta:generator>LibreOffice/5.1.6.2$Linux_x86 LibreOffice_project/10m0$Build-2</meta:generator>
    <meta:document-statistic meta:table-count="0" meta:image-count="0" meta:object-count="0" meta:page-count="1" meta:paragraph-count="14" meta:word-count="88" meta:character-count="932" meta:non-whitespace-character-count="8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